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FF0000" fo:font-size="14pt" style:font-size-asian="14pt" style:font-size-complex="14pt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color="#FF0000"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Standard" style:family="paragraph">
      <style:text-properties fo:color="#FF0000"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color="#FF0000"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DF:</text:p>
      <text:p text:style-name="Standard"><text:span text:style-name="T2">IdProduit<text:s/></text:span><text:span text:style-name="T3"></text:span><text:span text:style-name="T4"><text:s/>intitulé, prixCourant, <text:s/></text:span><text:span text:style-name="T5">descP</text:span><text:span text:style-name="T6">, URL</text:span></text:p>
      <text:p text:style-name="Standard"><text:span text:style-name="T7">Email<text:s/></text:span><text:span text:style-name="T8"></text:span><text:span text:style-name="T9"><text:s/>mdp, nom, prenom, <text:s/>dateNaissance, adressePostale</text:span></text:p>
      <text:p text:style-name="Standard"><text:span text:style-name="T10">IdOffre<text:s/></text:span><text:span text:style-name="T11"></text:span><text:span text:style-name="T12"><text:s/>dateOffre, prixPropose</text:span></text:p>
      <text:p text:style-name="Standard"><text:span text:style-name="T13">IdOffre --&gt; email, IdProduit</text:span></text:p>
      <text:p text:style-name="Standard"><text:span text:style-name="T14">email, IdProduit<text:s/></text:span><text:span text:style-name="T15"></text:span><text:span text:style-name="T16"><text:s/>IdOffre</text:span></text:p>
      <text:p text:style-name="P17">IdProduit → nomCat</text:p>
      <text:p text:style-name="P18"/>
      <text:p text:style-name="P19">Contraintes de valeurs:</text:p>
      <text:p text:style-name="P20">prixCourant &gt; = 0</text:p>
      <text:p text:style-name="Standard"><text:span text:style-name="T21">nomCat</text:span><text:span text:style-name="T22">Mere inclu dans (nomCat)</text:span></text:p>
      <text:p text:style-name="Standard"><text:span text:style-name="T23">prixCourant = prixPropose (de l’Offre avec la dateOffre la plus grande)</text:span></text:p>
      <text:p text:style-name="Standard"/>
      <text:p text:style-name="P24">Contraintes de multiplicité :</text:p>
      <text:p text:style-name="Standard"><text:span text:style-name="T25">email -|-&gt;&gt; idOffre</text:span></text:p>
      <text:p text:style-name="Standard"><text:span text:style-name="T26">idProduit -|-&gt;&gt; idOffre</text:span></text:p>
      <text:p text:style-name="P27">nomCatMere –|-&gt;&gt; nomCat</text:p>
      <text:p text:style-name="P28">nomCat -|-&gt; nomCatMere</text:p>
      <text:p text:style-name="Standard"><text:span text:style-name="T29">IdProduit -|- &gt;&gt;<text:s/></text:span><text:span text:style-name="T30">IdProduit, nomCara, valeur</text:span><text:span text:style-name="T31"><text:tab/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>Contraintes contextuelles :</text:p>
      <text:p text:style-name="P39">Il ne peut y avoir que 5 offres au maxium différentes pour un même produit.</text:p>
      <text:p text:style-name="Standard"><text:span text:style-name="T40">Prix courant d’un produit est le prix maximum associé aux <text:s/>offres.</text:span></text:p>
      <text:p text:style-name="Standard"><text:span text:style-name="T41">La cinquième offre représente l’achat</text:span></text:p>
      <text:p text:style-name="Standard"><text:span text:style-name="T42">Le nouveau<text:s/></text:span><text:span text:style-name="T43">prix proposé doit être supérieur au prix courant actuel et ce prix courant doit être modifié pour valoir le nouveau prix proposé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Zen Hei Sharp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san Obeid</meta:initial-creator>
    <dc:creator>Hassan Obeid</dc:creator>
    <meta:creation-date>2021-04-02T10:03:00Z</meta:creation-date>
    <dc:date>2021-04-09T09:56:00Z</dc:date>
    <meta:template xlink:href="Normal.dotm" xlink:type="simple"/>
    <meta:editing-cycles>79</meta:editing-cycles>
    <meta:editing-duration>PT64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31" meta:character-count="883" meta:row-count="6" meta:non-whitespace-character-count="753"/>
  </office:meta>
</office:document-meta>
</file>